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color="#00B0F0"/>
    </style:style>
    <style:style style:name="T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9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4" style:parent-style-name="Standaardalinea-lettertype" style:family="text">
      <style:text-properties fo:font-weight="bold" style:font-weight-asian="bold" style:font-weight-complex="bold"/>
    </style:style>
    <style:style style:name="T15" style:parent-style-name="Standaardalinea-lettertype" style:family="text">
      <style:text-properties fo:font-weight="bold" style:font-weight-asian="bold" style:font-weight-complex="bold"/>
    </style:style>
    <style:style style:name="T16" style:parent-style-name="Standaardalinea-lettertype" style:family="text">
      <style:text-properties fo:font-weight="bold" style:font-weight-asian="bold" style:font-weight-complex="bold"/>
    </style:style>
    <style:style style:name="T1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0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5" style:parent-style-name="Standaardalinea-lettertype" style:family="text">
      <style:text-properties fo:font-weight="bold" style:font-weight-asian="bold" style:font-weight-complex="bold"/>
    </style:style>
    <style:style style:name="T26" style:parent-style-name="Standaardalinea-lettertype" style:family="text">
      <style:text-properties fo:font-weight="bold" style:font-weight-asian="bold" style:font-weight-complex="bold"/>
    </style:style>
    <style:style style:name="T27" style:parent-style-name="Standaardalinea-lettertype" style:family="text">
      <style:text-properties fo:font-weight="bold" style:font-weight-asian="bold" style:font-weight-complex="bold"/>
    </style:style>
    <style:style style:name="T2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2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0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1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P35" style:parent-style-name="Kop1" style:family="paragraph">
      <style:text-properties fo:color="#00B0F0"/>
    </style:style>
    <style:style style:name="T36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38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0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1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Standaardalinea-lettertype" style:family="text">
      <style:text-properties fo:font-weight="bold" style:font-weight-asian="bold" style:font-weight-complex="bold"/>
    </style:style>
    <style:style style:name="T4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5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6" style:parent-style-name="Standaardalinea-lettertype" style:family="text">
      <style:text-properties fo:font-weight="bold" style:font-weight-asian="bold" style:font-weight-complex="bold"/>
    </style:style>
    <style:style style:name="T47" style:parent-style-name="Standaardalinea-lettertype" style:family="text">
      <style:text-properties fo:font-weight="bold" style:font-weight-asian="bold" style:font-weight-complex="bold"/>
    </style:style>
    <style:style style:name="T4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4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0" style:parent-style-name="Standaardalinea-lettertype" style:family="text">
      <style:text-properties fo:font-weight="bold" style:font-weight-asian="bold" style:font-weight-complex="bold"/>
    </style:style>
    <style:style style:name="T51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2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Standaardalinea-lettertype" style:family="text">
      <style:text-properties fo:font-weight="bold" style:font-weight-asian="bold" style:font-weight-complex="bold"/>
    </style:style>
    <style:style style:name="T55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P56" style:parent-style-name="Standaard" style:family="paragraph">
      <style:paragraph-properties fo:break-before="page"/>
      <style:text-properties fo:hyphenate="true"/>
    </style:style>
    <style:style style:name="P57" style:parent-style-name="Kop1" style:family="paragraph">
      <style:text-properties fo:color="#00B0F0"/>
    </style:style>
    <style:style style:name="T5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59" style:parent-style-name="Standaardalinea-lettertype" style:family="text">
      <style:text-properties fo:font-weight="bold" style:font-weight-asian="bold" style:font-weight-complex="bold"/>
    </style:style>
    <style:style style:name="T60" style:parent-style-name="Standaardalinea-lettertype" style:family="text">
      <style:text-properties fo:font-weight="bold" style:font-weight-asian="bold" style:font-weight-complex="bold"/>
    </style:style>
    <style:style style:name="T61" style:parent-style-name="Standaardalinea-lettertype" style:family="text">
      <style:text-properties fo:font-weight="bold" style:font-weight-asian="bold" style:font-weight-complex="bold"/>
    </style:style>
    <style:style style:name="T6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4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5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6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7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8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69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0" style:parent-style-name="Standaardalinea-lettertype" style:family="text">
      <style:text-properties fo:font-weight="bold" style:font-weight-asian="bold" style:font-weight-complex="bold"/>
    </style:style>
    <style:style style:name="T71" style:parent-style-name="Standaardalinea-lettertype" style:family="text">
      <style:text-properties fo:font-weight="bold" style:font-weight-asian="bold" style:font-weight-complex="bold"/>
    </style:style>
    <style:style style:name="T7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3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4" style:parent-style-name="Standaardalinea-lettertype" style:family="text">
      <style:text-properties fo:font-weight="bold" style:font-weight-asian="bold" style:font-weight-complex="bold"/>
    </style:style>
    <style:style style:name="T75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76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" style:parent-style-name="Standaardalinea-lettertype" style:family="text">
      <style:text-properties fo:font-weight="bold" style:font-weight-asian="bold" style:font-weight-complex="bold"/>
    </style:style>
    <style:style style:name="P79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 Lustige Boller</text:p>
      <text:p text:style-name="Standaard"/>
      <text:h text:style-name="Kop1" text:outline-level="1">NV0 (Lijst van gegevens)</text:h>
      <text:p text:style-name="Standaard"><text:span text:style-name="T2">plantNaam,</text:span><text:s/>rubriekNaam, soort, soortCode, omschrijving, latijnseNaam, maximaleGrootte, grootteMaat, dichtheidPerMeter, schaduwType, potplant, beginBloeiMaand, eindBloeiMaand, <text:s/>RG[bestelnummer, leveringsGrootte, dikte, kleur, verpakking, eenheidsprijs, aantalStuks<text:span text:style-name="T3">]</text:span></text:p>
      <text:h text:style-name="Kop1" text:outline-level="1">NV1</text:h>
      <text:p text:style-name="Standaard">Planten (<text:span text:style-name="T4">plantNaam</text:span>, rubriekNaam, soort, soortCode, omschrijving, latijnseNaam, maximaleGrootte, grootteMaat, dichtheidPerMeter, schaduwType, potplant, beginBloeiMaand, eindBloeiMaand)</text:p>
      <text:p text:style-name="Standaard">Cataloguslijnen (<text:span text:style-name="T5">plantNaam</text:span>,<text:s/><text:span text:style-name="T6">bestelnummer</text:span>, leveringsGrootte, dikte, kleur, verpakking, eenheidsprijs, aantalStuks<text:span text:style-name="T7">)</text:span></text:p>
      <text:h text:style-name="Kop1" text:outline-level="1">NV2</text:h>
      <text:p text:style-name="Standaard">Planten (<text:span text:style-name="T8">plantNaam</text:span>, rubriekNaam, soort, soortCode, omschrijving, latijnseNaam, maximaleGrootte, grootteMaat, dichtheidPerMeter, schaduwType, potplant, beginBloeiMaand, eindBloeiMaand)</text:p>
      <text:p text:style-name="Standaard">Cataloguslijnen (<text:span text:style-name="T9">plantNaam</text:span>,<text:s/><text:span text:style-name="T10">bestelnummer</text:span>, aantalStuks<text:span text:style-name="T11">)</text:span></text:p>
      <text:p text:style-name="Standaard">Artikels<text:s/><text:span text:style-name="T12">(bestelnummer,<text:s/></text:span>leveringsGrootte, dikte, kleur, verpakking, eenheidsprijs)</text:p>
      <text:h text:style-name="Kop1" text:outline-level="1">NV3</text:h>
      <text:p text:style-name="Standaard">Planten (<text:span text:style-name="T13">plantNaam</text:span><text:span text:style-name="T14">, rubriekId</text:span>,<text:s/><text:span text:style-name="T15">soortCode</text:span>, omschrijving, latijnseNaam, maximaleGrootte,<text:s/><text:span text:style-name="T16">maatId,</text:span><text:s/>dichtheidPerMeter, schaduwType, potplant, beginBloeiMaand, eindBloeiMaand)</text:p>
      <text:p text:style-name="Standaard">Eenheden (<text:span text:style-name="T17">maatId</text:span>, maat)</text:p>
      <text:p text:style-name="Standaard">Rubrieken (<text:span text:style-name="T18">rubriekId,</text:span><text:s/>rubriekNaam)</text:p>
      <text:p text:style-name="Standaard">Soorten (<text:span text:style-name="T19">soortCode,</text:span><text:s/>soort)</text:p>
      <text:p text:style-name="Standaard">Cataloguslijnen (<text:span text:style-name="T20">plantNaam</text:span>,<text:s/><text:span text:style-name="T21">bestelnummer</text:span>, aantalStuks<text:span text:style-name="T22">)</text:span></text:p>
      <text:p text:style-name="Standaard">Artikels<text:s/><text:span text:style-name="T23">(bestelnummer,<text:s/></text:span>leveringsGrootte, dikte, kleur, verpakking, eenheidsprijs)</text:p>
      <text:p text:style-name="Standaard"/>
      <text:h text:style-name="Kop1" text:outline-level="1">SURROGAAT</text:h>
      <text:p text:style-name="Standaard">Planten (<text:span text:style-name="T24">plantId,</text:span><text:s/>plantNaam<text:span text:style-name="T25">, rubriekId</text:span>,<text:s/><text:span text:style-name="T26">soortCode</text:span>, omschrijving, latijnseNaam, maximaleGrootte,<text:s/><text:span text:style-name="T27">maatId,<text:s/></text:span>schaduwType, potplant,<text:s/>beginBloeiMaand, eindBloeiMaand)</text:p>
      <text:p text:style-name="Standaard">Eenheden (<text:span text:style-name="T28">maatId</text:span>, maat)</text:p>
      <text:p text:style-name="Standaard">Rubrieken (<text:span text:style-name="T29">rubriekId,</text:span><text:s/>rubriekNaam)</text:p>
      <text:p text:style-name="Standaard">Soorten (<text:span text:style-name="T30">soortCode,</text:span><text:s/>soort)</text:p>
      <text:p text:style-name="Standaard">Cataloguslijnen (<text:span text:style-name="T31">plantId</text:span>,<text:s/><text:span text:style-name="T32">bestelnummer</text:span>, aantalStuks<text:span text:style-name="T33">)</text:span></text:p>
      <text:p text:style-name="Standaard">Artikels<text:s/><text:span text:style-name="T34">(bestelnummer,<text:s/></text:span>leveringsGrootte, dikte, kleur, verpakking, eenheidsprijs)</text:p>
      <text:p text:style-name="Standaard"/>
      <text:soft-page-break/>
      <text:h text:style-name="Kop1" text:outline-level="1">UNIEKE INDEXEN</text:h>
      <text:p text:style-name="Standaard">UNIEKE index op kolom plantNaam van planten</text:p>
      <text:h text:style-name="P35" text:outline-level="1">Bestelbon</text:h>
      <text:h text:style-name="Kop1" text:outline-level="1">NV0 (Lijst van gegevens)</text:h>
      <text:p text:style-name="Standaard"><text:span text:style-name="T36">bestelbonnummer</text:span>, bestelDatum, klantnummer, naam, voornaam, straat, huisnummer, bus, gemeente, postcode, telefoonnummer, RG[ bestelnummer, omschrijving, aantal, eenheidsprijs], betalingswijze, factuurnummer, factuurDatum, lijnnummer, BTW-plichtig)</text:p>
      <text:h text:style-name="Kop1" text:outline-level="1">NV1</text:h>
      <text:p text:style-name="Standaard">Bestelbonnen (<text:span text:style-name="T37">bestelbonnummer</text:span>, datum, klantnummer, naam, voornaam, straat, huisnummer, bus, gemeente, postcode, telefoonnummer, betalingswijze, factuurnummer, lijnnummer, BTW-plichtig)</text:p>
      <text:p text:style-name="Standaard">Bestellijnen (<text:span text:style-name="T38">bestelbonnummer</text:span>,<text:s/><text:span text:style-name="T39">bestelnummer</text:span>, omschrijving, aantal, eenheidsprijs)</text:p>
      <text:h text:style-name="Kop1" text:outline-level="1">NV2</text:h>
      <text:p text:style-name="Standaard">Bestelbonnen (<text:span text:style-name="T40">bestelbonnummer</text:span>, datum, klantnummer, naam, voornaam, straat, huisnummer, bus, gemeente, postcode, telefoonnummer, betalingswijze, factuurnummer, lijnnummer, BTW-plichtig)</text:p>
      <text:p text:style-name="Standaard">Bestellijnen (<text:span text:style-name="T41">bestelbonnummer</text:span>,<text:s/><text:span text:style-name="T42">bestelnummer</text:span><text:span text:style-name="T43">,</text:span><text:s/>aantal)</text:p>
      <text:p text:style-name="Standaard">Artikels (<text:span text:style-name="T44">bestelnummer</text:span>, omschrijving, eenheidsprijs)</text:p>
      <text:h text:style-name="Kop1" text:outline-level="1">NV3</text:h>
      <text:p text:style-name="Standaard">Bestelbonnen (<text:span text:style-name="T45">bestelbonnummer</text:span>, datum,<text:s/><text:span text:style-name="T46">klantnummer</text:span>, betalingswijze,<text:s/><text:span text:style-name="T47">factuurnummer</text:span>)</text:p>
      <text:p text:style-name="Standaard">Facturen (<text:span text:style-name="T48">factuurnummer</text:span>, datum, lijnnummer)</text:p>
      <text:p text:style-name="Standaard">Klanten (<text:span text:style-name="T49">klantnummer</text:span>, naam, voornaam, straat, huisnummer, bus,<text:s/><text:span text:style-name="T50">plaatsId</text:span>, telefoonnummer, BTW-plichtig)</text:p>
      <text:p text:style-name="Standaard">Plaatsen (<text:span text:style-name="T51">plaatsId</text:span>, postcode, gemeente)</text:p>
      <text:p text:style-name="Standaard">Bestellijnen (<text:span text:style-name="T52">bestelbonnummer</text:span>,<text:s/><text:span text:style-name="T53">bestelnummer</text:span><text:span text:style-name="T54">,</text:span><text:s/>aantal)</text:p>
      <text:p text:style-name="Standaard">Artikels (<text:span text:style-name="T55">bestelnummer</text:span>,<text:s/>omschrijving, eenheidsprijs)</text:p>
      <text:p text:style-name="Standaard"/>
      <text:h text:style-name="Kop1" text:outline-level="1">SURROGAAT</text:h>
      <text:p text:style-name="Standaard">Geen bijkomende surrogaatsleutels nodig.</text:p>
      <text:p text:style-name="Standaard"/>
      <text:h text:style-name="Kop1" text:outline-level="1">UNIEKE INDEXEN</text:h>
      <text:p text:style-name="Standaard">Geen bijkomende unieke indexen nodig.</text:p>
      <text:p text:style-name="Standaard"/>
      <text:p text:style-name="P56"/>
      <text:h text:style-name="P57" text:outline-level="1">RESULTAAT</text:h>
      <text:p text:style-name="Standaard">Veld omschrijving wordt toegevoegd aan Artikels</text:p>
      <text:p text:style-name="Standaard"/>
      <text:p text:style-name="Standaard">Planten (<text:span text:style-name="T58">plantId,</text:span><text:s/>plantNaam<text:span text:style-name="T59">, rubriekId</text:span>,<text:s/><text:span text:style-name="T60">soortCode</text:span>, omschrijving, latijnseNaam, maximaleGrootte,<text:s/><text:span text:style-name="T61">maatId</text:span>, dichtheidPerMeter, schaduwType, potplant, beginBloeiMaand, eindBloeiMaand)</text:p>
      <text:p text:style-name="Standaard">Eenheden (<text:span text:style-name="T62">maatId</text:span>, maat)</text:p>
      <text:p text:style-name="Standaard">Rubrieken (<text:span text:style-name="T63">rubriekId,</text:span><text:s/>rubriekNaam)</text:p>
      <text:p text:style-name="Standaard">Soorten (<text:span text:style-name="T64">soortCode,</text:span><text:s/>soort)</text:p>
      <text:p text:style-name="Standaard">Cataloguslijnen (<text:span text:style-name="T65">plantId</text:span>,<text:s/><text:span text:style-name="T66">bestelnummer</text:span>, aantalStuks<text:span text:style-name="T67">)</text:span></text:p>
      <text:p text:style-name="Standaard">Artikels<text:s/><text:span text:style-name="T68">(bestelnummer,<text:s/></text:span>leveringsGrootte, omschrijving, dikte, kleur, verpakking, eenheidsprijs)</text:p>
      <text:p text:style-name="Standaard">Bestelbonnen (<text:span text:style-name="T69">bestelbonnummer</text:span>, datum,<text:s/><text:span text:style-name="T70">klantnummer</text:span>, betalingswijze,<text:s/><text:span text:style-name="T71">factuurnummer</text:span>)</text:p>
      <text:p text:style-name="Standaard">Facturen (<text:span text:style-name="T72">factuurnummer</text:span>, datum, lijnnummer)</text:p>
      <text:p text:style-name="Standaard">Klanten (<text:span text:style-name="T73">klantnummer</text:span>, naam, voornaam, straat, huisnummer, bus,<text:s/><text:span text:style-name="T74">plaatsId</text:span>, telefoonnummer, BTW-plichtig)</text:p>
      <text:p text:style-name="Standaard">Plaatsen (<text:span text:style-name="T75">plaatsId</text:span>, postcode, gemeente)</text:p>
      <text:p text:style-name="Standaard">Bestellijnen (<text:span text:style-name="T76">bestelbonnummer</text:span>,<text:s/><text:span text:style-name="T77">bestelnummer</text:span><text:span text:style-name="T78">,</text:span><text:s/>aantal)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c zawada</meta:initial-creator>
    <dc:creator>GLENN TAILLIE</dc:creator>
    <meta:creation-date>2022-01-25T14:26:00Z</meta:creation-date>
    <dc:date>2022-02-20T18:23:00Z</dc:date>
    <meta:template xlink:href="Normal" xlink:type="simple"/>
    <meta:editing-cycles>9</meta:editing-cycles>
    <meta:editing-duration>PT23460S</meta:editing-duration>
    <meta:document-statistic meta:page-count="3" meta:paragraph-count="7" meta:word-count="603" meta:character-count="3913" meta:row-count="27" meta:non-whitespace-character-count="3317"/>
  </office:meta>
</office:document-meta>
</file>